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1cm">
          <draw:text-box>
            <text:p><text:span text:style-name="T1">i</text:span></text:p>
          </draw:text-box>
        </draw:frame>
        <draw:frame draw:style-name="gr3" draw:text-style-name="P2" draw:layer="layout" svg:width="14.97cm" svg:height="8.42cm" svg:x="0.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16:04.761170794</dc:date>
    <meta:editing-duration>PT3M31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71cm" svg:height="8.421cm" xlink:href="." xlink:type="simple" chart:class="chart:scatter" chart:style-name="ch1">
        <chart:plot-area chart:style-name="ch2" chart:data-source-has-labels="both" svg:x="0.299cm" svg:y="0.168cm" svg:width="14.373cm" svg:height="8.085cm">
          <chartooo:coordinate-region svg:x="0.841cm" svg:y="0.367cm" svg:width="13.737cm" svg:height="7.68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